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507cm" style:rel-column-width="3122*"/>
    </style:style>
    <style:style style:name="Tableau1.B" style:family="table-column">
      <style:table-column-properties style:column-width="11.494cm" style:rel-column-width="651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officeooo:rsid="0019493f" officeooo:paragraph-rsid="0019493f" style:font-size-asian="16pt" style:font-size-complex="16pt"/>
    </style:style>
    <style:style style:name="P2" style:family="paragraph" style:parent-style-name="Table_20_Contents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fo:font-size="16pt" fo:language="zxx" fo:country="none" style:text-underline-style="solid" style:text-underline-width="auto" style:text-underline-color="#c9211e" officeooo:rsid="0019493f" officeooo:paragraph-rsid="0019493f" style:font-size-asian="16pt" style:language-asian="zxx" style:country-asian="none" style:font-size-complex="16pt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fo:font-size="16pt" fo:language="zxx" fo:country="none" style:text-underline-style="solid" style:text-underline-width="auto" style:text-underline-color="#c9211e" officeooo:rsid="0019493f" officeooo:paragraph-rsid="0019493f" fo:background-color="transparent" style:font-size-asian="16pt" style:language-asian="zxx" style:country-asian="none" style:font-size-complex="16pt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fo:font-size="16pt" fo:language="zxx" fo:country="none" style:text-underline-style="none" officeooo:rsid="0019493f" officeooo:paragraph-rsid="0019493f" fo:background-color="#ffdbb6" style:font-size-asian="16pt" style:language-asian="zxx" style:country-asian="none" style:font-size-complex="16pt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fo:font-size="16pt" fo:language="zxx" fo:country="none" style:text-underline-style="none" officeooo:rsid="0019493f" officeooo:paragraph-rsid="0019493f" fo:background-color="transparent" style:font-size-asian="16pt" style:language-asian="zxx" style:country-asian="none" style:font-size-complex="16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/>
          </table:table-cell>
          <table:table-cell table:style-name="Tableau1.B1" office:value-type="string">
            <text:p text:style-name="P3">Lunes, 4 de abril de 2022</text:p>
            <text:p text:style-name="P3"/>
            <text:p text:style-name="P5">Secuencia 6: Mi casa</text:p>
            <text:p text:style-name="P5"/>
            <text:p text:style-name="P4">Doc 1 p.54</text:p>
            <text:p text:style-name="P6">1:</text:p>
            <text:p text:style-name="P6">2:</text:p>
            <text:p text:style-name="P6">3:</text:p>
            <text:p text:style-name="P6">4:</text:p>
            <text:p text:style-name="P6">5:</text:p>
            <text:p text:style-name="P6">6:</text:p>
            <text:p text:style-name="P6"/>
          </table:table-cell>
        </table:table-row>
      </table:table>
      <text:p text:style-name="Standard"/>
      <text:p text:style-name="P1">07/04 : Terminer l’exercice (=retrouver comment on dit chaque pièce représentée par le dessin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04T13:48:38.566000000</meta:creation-date>
    <dc:date>2022-04-04T13:56:12.596000000</dc:date>
    <meta:editing-duration>PT7M34S</meta:editing-duration>
    <meta:editing-cycles>1</meta:editing-cycles>
    <meta:document-statistic meta:table-count="1" meta:image-count="0" meta:object-count="0" meta:page-count="1" meta:paragraph-count="10" meta:word-count="33" meta:character-count="161" meta:non-whitespace-character-count="138"/>
    <meta:generator>LibreOffice/6.4.0.3$Windows_X86_64 LibreOffice_project/b0a288ab3d2d4774cb44b62f04d5d28733ac6df8</meta:generator>
  </office:meta>
</office:document-meta>
</file>